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svg:font-family="Courier" style:font-family-generic="roman"/>
    <style:font-face style:name="Times New Roman1" svg:font-family="'Times New Roman'" style:font-family-generic="roman"/>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0" fo:widows="0" fo:text-indent="0in" style:auto-text-indent="false" style:vertical-align="auto">
        <style:tab-stops>
          <style:tab-stop style:position="3.25in" style:type="center"/>
        </style:tab-stops>
      </style:paragraph-properties>
    </style:style>
    <style:style style:name="P2" style:family="paragraph" style:parent-style-name="Standard" style:master-page-name="Standard">
      <style:paragraph-properties fo:margin-left="0in" fo:margin-right="0in" fo:text-align="center" style:justify-single-word="false" fo:orphans="0" fo:widows="0" fo:text-indent="0in" style:auto-text-indent="false" style:page-number="auto" style:vertical-align="auto">
        <style:tab-stops>
          <style:tab-stop style:position="3.25in" style:type="center"/>
        </style:tab-stops>
      </style:paragraph-properties>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font-weight-complex="bold"/>
    </style:style>
    <style:style style:name="P3" style:family="paragraph" style:parent-style-name="Standard">
      <style:paragraph-properties fo:margin-left="0in" fo:margin-right="0in" fo:text-align="center" style:justify-single-word="false" fo:orphans="0" fo:widows="0" fo:text-indent="0in" style:auto-text-indent="false" style:vertical-align="auto">
        <style:tab-stops>
          <style:tab-stop style:position="3.25in" style:type="center"/>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4"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5"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font-weight-complex="bold"/>
    </style:style>
    <style:style style:name="P6" style:family="paragraph" style:parent-style-name="Standard">
      <style:paragraph-properties fo:margin-left="0in" fo:margin-right="0in" fo:text-align="start" style:justify-single-word="false" fo:orphans="0" fo:widows="0" fo:text-indent="0in" style:auto-text-indent="false" style:vertical-align="auto"/>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P7"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style>
    <style:style style:name="P8"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text-properties style:font-name="Times New Roman" fo:font-size="11pt" fo:language="en" fo:country="US" style:font-size-asian="11pt" style:language-asian="en" style:country-asian="US" style:font-name-complex="Times New Roman2" style:font-size-complex="11pt" style:language-complex="ar" style:country-complex="SA"/>
    </style:style>
    <style:style style:name="P9" style:family="paragraph" style:parent-style-name="Standard" style:list-style-name="WWNum6">
      <style:paragraph-properties fo:margin-left="0.2917in" fo:margin-right="0in" fo:text-align="start" style:justify-single-word="false" fo:orphans="0" fo:widows="0" fo:text-indent="-0.25in" style:auto-text-indent="false" style:vertical-align="auto">
        <style:tab-stops>
          <style:tab-stop style:position="0.2917in"/>
        </style:tab-stops>
      </style:paragraph-properties>
    </style:style>
    <style:style style:name="P10" style:family="paragraph" style:parent-style-name="Standard" style:list-style-name="WWNum6">
      <style:paragraph-properties fo:margin-left="0.2917in" fo:margin-right="0in" fo:text-align="start" style:justify-single-word="false" fo:orphans="0" fo:widows="0" fo:text-indent="-0.25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11" style:family="paragraph" style:parent-style-name="Standard" style:list-style-name="WWNum6">
      <style:paragraph-properties fo:margin-left="0.2917in" fo:margin-right="0in" fo:text-align="start" style:justify-single-word="false" fo:orphans="0" fo:widows="0" fo:text-indent="-0.25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font-weight-complex="bold"/>
    </style:style>
    <style:style style:name="P12" style:family="paragraph" style:parent-style-name="Salmon_20_MC">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13" style:family="paragraph" style:parent-style-name="Salmon_20_MC">
      <style:text-properties style:font-name="Times New Roman1" fo:font-size="11pt" fo:language="en" fo:country="US" style:font-size-asian="11pt" style:language-asian="en" style:country-asian="US" style:font-name-complex="Times New Roman2" style:font-size-complex="11pt" style:language-complex="ar" style:country-complex="SA" style:font-weight-complex="bold"/>
    </style:style>
    <style:style style:name="P14" style:family="paragraph" style:parent-style-name="Salmon_20_MC">
      <style:text-properties style:font-name="Times New Roman1" fo:font-size="11pt" fo:language="en" fo:country="US" style:text-underline-style="none" fo:font-weight="normal" style:font-size-asian="11pt" style:language-asian="en" style:country-asian="US" style:font-weight-asian="normal" style:font-name-complex="Times New Roman2" style:font-size-complex="11pt" style:language-complex="ar" style:country-complex="SA" style:font-weight-complex="normal"/>
    </style:style>
    <style:style style:name="P15" style:family="paragraph" style:parent-style-name="Salmon_20_MC">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P16" style:family="paragraph" style:parent-style-name="Salmon_20_MC">
      <style:text-properties fo:font-size="11pt" style:font-size-asian="11pt" style:font-size-complex="11pt"/>
    </style:style>
    <style:style style:name="P17" style:family="paragraph" style:parent-style-name="Salmon_20_MC">
      <style:text-properties style:font-name="Times New Roman" fo:font-size="11pt" style:font-size-asian="11pt" style:font-size-complex="11pt"/>
    </style:style>
    <style:style style:name="P18" style:family="paragraph" style:parent-style-name="Salmon_20_MC">
      <style:text-properties style:text-underline-style="none" fo:font-weight="normal" style:font-weight-asian="normal" style:font-weight-complex="normal"/>
    </style:style>
    <style:style style:name="P19" style:family="paragraph" style:parent-style-name="Salmon_20_MC">
      <style:paragraph-properties fo:margin-left="0in" fo:margin-right="0.5in" fo:text-indent="0in" style:auto-text-indent="false"/>
    </style:style>
    <style:style style:name="T1" style:family="text">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T2" style:family="text">
      <style:text-properties style:font-name="Times New Roman1" fo:font-size="11pt" fo:language="en" fo:country="US" style:font-size-asian="11pt" style:language-asian="en" style:country-asian="US" style:font-name-complex="Times New Roman2" style:font-size-complex="11pt" style:language-complex="ar" style:country-complex="SA" style:font-weight-complex="bold"/>
    </style:style>
    <style:style style:name="T3" style:family="text">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T4" style:family="text">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font-weight-complex="bold"/>
    </style:style>
    <style:style style:name="T5" style:family="text">
      <style:text-properties style:font-name="Times New Roman1" fo:font-size="11pt" fo:language="en" fo:country="US" fo:font-style="italic" style:font-size-asian="11pt" style:language-asian="en" style:country-asian="US" style:font-style-asian="italic" style:font-name-complex="Times New Roman2" style:font-size-complex="11pt" style:language-complex="ar" style:country-complex="SA"/>
    </style:style>
    <style:style style:name="T6" style:family="text">
      <style:text-properties style:font-name="Times New Roman1" fo:font-size="11pt" fo:language="en" fo:country="US" fo:font-style="italic" style:font-size-asian="11pt" style:language-asian="en" style:country-asian="US" style:font-style-asian="italic" style:font-name-complex="Times New Roman2" style:font-size-complex="11pt" style:language-complex="ar" style:country-complex="SA" style:font-weight-complex="bold"/>
    </style:style>
    <style:style style:name="T7" style:family="text">
      <style:text-properties style:font-name="Times New Roman1" fo:font-size="11pt" fo:language="en" fo:country="US" fo:font-style="italic" fo:font-weight="bold" style:font-size-asian="11pt" style:language-asian="en" style:country-asian="US" style:font-style-asian="italic" style:font-weight-asian="bold" style:font-name-complex="Times New Roman2" style:font-size-complex="11pt" style:language-complex="ar" style:country-complex="SA"/>
    </style:style>
    <style:style style:name="T8" style:family="text">
      <style:text-properties style:font-name="Times New Roman1" fo:font-size="11pt" fo:language="en" fo:country="US" fo:font-style="italic" fo:font-weight="bold" style:font-size-asian="11pt" style:language-asian="en" style:country-asian="US" style:font-style-asian="italic" style:font-weight-asian="bold" style:font-name-complex="Times New Roman2" style:font-size-complex="11pt" style:language-complex="ar" style:country-complex="SA" style:font-weight-complex="bold"/>
    </style:style>
    <style:style style:name="T9" style:family="text">
      <style:text-properties style:font-name="Times New Roman1" fo:font-size="11pt" fo:language="en" fo:country="US" fo:font-style="italic" fo:font-weight="normal" style:font-size-asian="11pt" style:language-asian="en" style:country-asian="US" style:font-style-asian="italic" style:font-weight-asian="normal" style:font-name-complex="Times New Roman2" style:font-size-complex="11pt" style:language-complex="ar" style:country-complex="SA" style:font-weight-complex="normal"/>
    </style:style>
    <style:style style:name="T10" style:family="text">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T11" style:family="text">
      <style:text-properties style:font-name="Times New Roman1" fo:font-size="11pt" fo:language="en" fo:country="US" style:text-underline-style="none" fo:font-weight="normal" style:font-size-asian="11pt" style:language-asian="en" style:country-asian="US" style:font-weight-asian="normal" style:font-name-complex="Times New Roman2" style:font-size-complex="11pt" style:language-complex="ar" style:country-complex="SA" style:font-weight-complex="normal"/>
    </style:style>
    <style:style style:name="T12" style:family="text">
      <style:text-properties style:font-name="Times New Roman1" fo:font-size="11pt" fo:language="en" fo:country="US" fo:font-weight="normal" style:font-size-asian="11pt" style:language-asian="en" style:country-asian="US" style:font-weight-asian="normal" style:font-name-complex="Times New Roman2" style:font-size-complex="11pt" style:language-complex="ar" style:country-complex="SA" style:font-weight-complex="normal"/>
    </style:style>
    <style:style style:name="T13" style:family="text">
      <style:text-properties fo:font-weight="normal" style:font-weight-asian="normal" style:font-weight-complex="normal"/>
    </style:style>
    <style:style style:name="T14"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JOR CONCEPTS: UNIT 4 EXAM</text:p>
      <text:p text:style-name="P1"><text:span text:style-name="T4">Chapter 13 Social Psychology </text:span><text:span text:style-name="T2">(If it’s in </text:span><text:span text:style-name="T4">BOLD TYPE</text:span><text:span text:style-name="T2">, then KNOW IT)</text:span></text:p>
      <text:p text:style-name="P3">NOTE: “Compare and contrast” means to define and explain similarities and differences between terms/concepts</text:p>
      <text:p text:style-name="P1"><text:span text:style-name="T1"><text:tab/></text:span><text:span text:style-name="T2">If it’s in </text:span><text:span text:style-name="T6">ITALICS, </text:span><text:span text:style-name="T2">then will only be covered in lecture (not in textbook)</text:span></text:p>
      <text:p text:style-name="P6">Chapter 13</text:p>
      <text:list xml:id="list127129226" text:style-name="WWNum6">
        <text:list-item>
          <text:p text:style-name="P9"><text:span text:style-name="T1">Define </text:span><text:span text:style-name="T4">social psychology</text:span><text:span text:style-name="T2">. Consider reasons why humans are an “ultrasocial” species. </text:span></text:p>
        </text:list-item>
      </text:list>
      <text:p text:style-name="P13"/>
      <text:p text:style-name="Salmon_20_MC"><text:span text:style-name="T10">social psychology</text:span><text:span text:style-name="T2">: stuff stuff words words</text:span></text:p>
      <text:p text:style-name="P13"/>
      <text:list xml:id="list1760770760" text:continue-numbering="true" text:style-name="WWNum6">
        <text:list-item>
          <text:p text:style-name="P9"><text:span text:style-name="T1">Define </text:span><text:span text:style-name="T4">attributions</text:span><text:span text:style-name="T1">. Compare and contrast </text:span><text:span text:style-name="T4">internal (</text:span><text:span text:style-name="T3">dispositional)</text:span><text:span text:style-name="T4"> attributions </text:span><text:span text:style-name="T1">and </text:span><text:span text:style-name="T4">external (</text:span><text:span text:style-name="T3">situational) </text:span><text:span text:style-name="T4">attributions</text:span><text:span text:style-name="T1">. Consider examples of each of these. </text:span></text:p>
        </text:list-item>
        <text:list-item>
          <text:p text:style-name="P9"><text:span text:style-name="T1">Describe </text:span><text:span text:style-name="T7">attributional biases </text:span><text:span text:style-name="T1">as discussed in lecture</text:span><text:span text:style-name="T3">. </text:span><text:span text:style-name="T1">Describe the </text:span><text:span text:style-name="T4">fundamental attribution error (</text:span><text:span text:style-name="T3">correspondence bias), </text:span><text:span text:style-name="T1">the </text:span><text:span text:style-name="T3">self-serving bias</text:span><text:span text:style-name="T1">, and </text:span><text:span text:style-name="T3">belief in a just world</text:span><text:span text:style-name="T2">. C</text:span><text:span text:style-name="T1">onsider explanations for these mental errors as well as examples of each.</text:span></text:p>
        </text:list-item>
        <text:list-item>
          <text:p text:style-name="P9"><text:span text:style-name="T1">Define </text:span><text:span text:style-name="T3">attitudes. </text:span><text:span text:style-name="T1">Describe the three components of attitudes. Consider how attitudes may affect cognition and behavior. What characteristics of attitudes are most likely to affect behavior as discussed in lecture? How might behavior, in turn, affect attitudes?</text:span></text:p>
        </text:list-item>
      </text:list>
      <text:p text:style-name="P12"/>
      <text:p text:style-name="Salmon_20_MC"><text:span text:style-name="T10">attitude</text:span><text:span text:style-name="T1">: how you feel about anyone or anything. affective, behavioral, cognitive parts</text:span></text:p>
      <text:p text:style-name="P12"><text:tab/></text:p>
      <text:p text:style-name="P12">how you feel about something influences how you perceive information about that thing! we see what we expect to see (theme: Experience Is Subjective)</text:p>
      <text:p text:style-name="P12"><text:tab/>&gt;&gt; if you hate Psych, you'll do worse (??) or at least it'll affect what you remember from the class</text:p>
      <text:p text:style-name="P12"/>
      <text:list xml:id="list1340594538" text:continue-numbering="true" text:style-name="WWNum6">
        <text:list-item>
          <text:p text:style-name="P9"><text:span text:style-name="T1">Define </text:span><text:span text:style-name="T4">cognitive dissonance </text:span><text:span text:style-name="T1">and describe how it results in attitude change? Consider examples. Describe </text:span><text:span text:style-name="T5">Festinger’s classic study</text:span><text:span text:style-name="T1"> of dissonance as discussed in lecture. </text:span></text:p>
        </text:list-item>
      </text:list>
      <text:p text:style-name="P12"/>
      <text:p text:style-name="Salmon_20_MC"><text:span text:style-name="T10">cognitive dissonance</text:span><text:span text:style-name="T1">: feel one way about something, act a different way about it. people want to eliminate dissonance BY changing their thoughts rather than their actions</text:span></text:p>
      <text:p text:style-name="P12"/>
      <text:p text:style-name="Salmon_20_MC"><text:span text:style-name="T10">Festinger's classic study</text:span><text:span text:style-name="T1">: ???</text:span></text:p>
      <text:p text:style-name="P4"/>
      <text:list xml:id="list1945805029" text:continue-numbering="true" text:style-name="WWNum6">
        <text:list-item>
          <text:p text:style-name="P9"><text:span text:style-name="T1">Define </text:span><text:span text:style-name="T3">persuasion</text:span><text:span text:style-name="T1">. Compare and contrast the </text:span><text:span text:style-name="T3">central route </text:span><text:span text:style-name="T1">and </text:span><text:span text:style-name="T3">peripheral route </text:span><text:span text:style-name="T1">to persuasion based on the </text:span><text:span text:style-name="T3">elaboration likelihood model. </text:span><text:span text:style-name="T1">Consider examples of each.</text:span><text:span text:style-name="T3"> </text:span><text:span text:style-name="T1">Describe the </text:span><text:span text:style-name="T3">mere exposure effect </text:span><text:span text:style-name="T1">as it relates to persuasion from the lecture</text:span><text:span text:style-name="T3">. </text:span><text:span text:style-name="T1">Be familiar with characteristics of persuasive people and persuasive messages. </text:span></text:p>
        </text:list-item>
      </text:list>
      <text:p text:style-name="P4"/>
      <text:p text:style-name="Salmon_20_MC"><text:span text:style-name="T10">persuasion</text:span><text:span text:style-name="T11">: attempt to change someone's attitude</text:span></text:p>
      <text:p text:style-name="Salmon_20_MC"><text:span text:style-name="T11"><text:tab/></text:span><text:span text:style-name="T10">central route</text:span><text:span text:style-name="T11">: focused on message</text:span></text:p>
      <text:p text:style-name="P14"><text:tab/><text:tab/>&gt;&gt; ~20% of politics are based on fact</text:p>
      <text:p text:style-name="P14"><text:tab/><text:tab/>&gt;&gt; Dyson vacuum cleaners</text:p>
      <text:p text:style-name="Salmon_20_MC"><text:span text:style-name="T11"><text:tab/></text:span><text:span text:style-name="T10">peripheral route</text:span><text:span text:style-name="T11">: focused on </text:span><text:span text:style-name="T10">mere exposure effect</text:span><text:span text:style-name="T11"> (things that are familiar win)</text:span></text:p>
      <text:p text:style-name="P14"><text:tab/><text:tab/>&gt;&gt; Hardee's cheeseburger ;_;</text:p>
      <text:p text:style-name="P14"/>
      <text:p text:style-name="P15">persuasive people/things</text:p>
      <text:p text:style-name="P14"><text:tab/>&gt;&gt; seem honest</text:p>
      <text:p text:style-name="P14"><text:tab/>&gt;&gt; talk fast</text:p>
      <text:p text:style-name="P14"><text:tab/>&gt;&gt; are attractive (kind of goes with 'seems honest')</text:p>
      <text:p text:style-name="P14"><text:tab/>&gt;&gt; arouse strong feelings (fear, anger, humor, sex appeal)</text:p>
      <text:p text:style-name="P4"/>
      <text:list xml:id="list1780764366" text:continue-numbering="true" text:style-name="WWNum6">
        <text:list-item>
          <text:p text:style-name="P9"><text:span text:style-name="T1">Define and describe </text:span><text:span text:style-name="T3">stereotypes. </text:span><text:span text:style-name="T1">Consider examples. What cognitive errors can stereotyping lead to? </text:span></text:p>
        </text:list-item>
      </text:list>
      <text:p text:style-name="P4"/>
      <text:p text:style-name="Salmon_20_MC"><text:span text:style-name="T10">stereotypes</text:span><text:span text:style-name="T1">: attitude that pertains to people only. form opinions based on limited info. can be positive or negative</text:span></text:p>
      <text:p text:style-name="P4"/>
      <text:list xml:id="list668939654" text:continue-numbering="true" text:style-name="WWNum6">
        <text:list-item>
          <text:p text:style-name="P9"><text:span text:style-name="T2">Compare and contrast </text:span><text:span text:style-name="T4">prejudice </text:span><text:span text:style-name="T2">and </text:span><text:span text:style-name="T4">discrimination</text:span><text:span text:style-name="T2">. Consider examples of each. How are </text:span><text:span text:style-name="T4">stereotypes </text:span><text:span text:style-name="T2">and </text:span><text:span text:style-name="T4">prejudice </text:span><text:span text:style-name="T2">related as discussed in lecture? </text:span></text:p>
        </text:list-item>
      </text:list>
      <text:p text:style-name="P5"><text:soft-page-break/></text:p>
      <text:p text:style-name="Salmon_20_MC"><text:span text:style-name="T10">prejudice</text:span><text:span text:style-name="T11">: negative stereotypes, involve emotional component</text:span></text:p>
      <text:p text:style-name="Salmon_20_MC"><text:span text:style-name="T10"/></text:p>
      <text:p text:style-name="Salmon_20_MC"><text:span text:style-name="T10">discrimination</text:span><text:span text:style-name="T2">: behavior based on prejudice.</text:span></text:p>
      <text:p text:style-name="P5"/>
      <text:list xml:id="list1022461049" text:continue-numbering="true" text:style-name="WWNum6">
        <text:list-item>
          <text:p text:style-name="P9"><text:span text:style-name="T2">Compare and contrast the three primary theories of prejudice development as discussed in lecture: </text:span><text:span text:style-name="T8">realistic conflict theory, social categorization, social learning theory</text:span><text:span text:style-name="T4">. </text:span><text:span text:style-name="T2">Describe the </text:span><text:span text:style-name="T6">Robber’s Cave study</text:span><text:span text:style-name="T2"> and know which theory listed here it is tied to. Compare and contrast </text:span><text:span text:style-name="T8">ingroup</text:span><text:span text:style-name="T4"> </text:span><text:span text:style-name="T2">and </text:span><text:span text:style-name="T8">outgroup</text:span><text:span text:style-name="T4"> </text:span><text:span text:style-name="T2">as discussed in lecture and consider examples. </text:span></text:p>
        </text:list-item>
      </text:list>
      <text:p text:style-name="P7"><text:span text:style-name="T2"/></text:p>
      <text:p text:style-name="Salmon_20_MC"><text:span text:style-name="T10">realistic conflict theory</text:span><text:span text:style-name="T2">: competition for resources</text:span></text:p>
      <text:p text:style-name="Salmon_20_MC"><text:span text:style-name="T2"><text:tab/>&gt;&gt; really populated cities with people competing for jobs</text:span></text:p>
      <text:p text:style-name="Salmon_20_MC"><text:span text:style-name="T2"><text:tab/>&gt;&gt; </text:span><text:span text:style-name="T10">Robber's Cave study</text:span><text:span text:style-name="T2">: split friendly 3rd graders into two groups, make them compete. violence within 3 days</text:span></text:p>
      <text:p text:style-name="Salmon_20_MC"><text:span text:style-name="T2"/></text:p>
      <text:p text:style-name="Salmon_20_MC"><text:span text:style-name="T10">social categorization</text:span><text:span text:style-name="T2">: ingroup stereotypes are positive, outgroup stereotypes are negative</text:span></text:p>
      <text:p text:style-name="P19"><text:span text:style-name="T2"><text:tab/><text:tab/><text:tab/></text:span><text:span text:style-name="T10">ingroup</text:span><text:span text:style-name="T2">: any group you feel you belong to. get treated better</text:span></text:p>
      <text:p text:style-name="P19"><text:span text:style-name="T2"><text:tab/><text:tab/><text:tab/></text:span><text:span text:style-name="T10">outgroup</text:span><text:span text:style-name="T2">: any group you feel you don't belong to. get treated worse</text:span></text:p>
      <text:p text:style-name="P19"><text:span text:style-name="T2"/></text:p>
      <text:p text:style-name="P19"><text:span text:style-name="T2"><text:tab/><text:tab/></text:span><text:span text:style-name="T10">social learning theory</text:span><text:span text:style-name="T2">: prejudice transmitted through culture</text:span></text:p>
      <text:p text:style-name="P19"><text:span text:style-name="T2"><text:tab/><text:tab/><text:tab/>&gt;&gt; racist parents → racist kids</text:span></text:p>
      <text:p text:style-name="Salmon_20_MC"><text:span text:style-name="T2"/></text:p>
      <text:list xml:id="list541227495" text:continue-numbering="true" text:style-name="WWNum6">
        <text:list-item>
          <text:p text:style-name="P9"><text:span text:style-name="T1">Compare and contrast the three primary ways of changing (decreasing) prejudice as discussed in lecture: </text:span><text:span text:style-name="T7">contact hypothesis, </text:span><text:span text:style-name="T9">recategorization</text:span><text:span text:style-name="T7">, mutual interdependence</text:span><text:span text:style-name="T3">. </text:span><text:span text:style-name="T1">Describe the “jigsaw classroom”. </text:span></text:p>
        </text:list-item>
      </text:list>
      <text:p text:style-name="P7"><text:span text:style-name="T1"/></text:p>
      <text:p text:style-name="Salmon_20_MC"><text:span text:style-name="T10">contact hypothesis</text:span><text:span text:style-name="T11">: decrease prejudice by increasing awareness of similarities between ingroup and outgroup. learn about info inconsistent with stereotypes of outgroup. learn about differences between members of outgroup</text:span></text:p>
      <text:p text:style-name="Salmon_20_MC"><text:span text:style-name="T11"><text:tab/>&gt;&gt; “we are all human beings!” ← can be used to bring outgroup into newer, larger ingroup. (often used to shut down conversations about inequality instead)</text:span></text:p>
      <text:p text:style-name="Salmon_20_MC"><text:span text:style-name="T1"/></text:p>
      <text:p text:style-name="Salmon_20_MC"><text:span text:style-name="T10">mutual interdependence</text:span><text:span text:style-name="T1">: work with outgroup towards common goals</text:span></text:p>
      <text:p text:style-name="Salmon_20_MC"><text:span text:style-name="T1"><text:tab/>&gt;&gt; undoing of </text:span><text:span text:style-name="T10">Robber's Cave study</text:span><text:span text:style-name="T11">: make two groups work together to fix a power outage</text:span></text:p>
      <text:p text:style-name="Salmon_20_MC"><text:span text:style-name="T1"><text:tab/>&gt;&gt; </text:span><text:span text:style-name="T10">jigsaw classroom</text:span><text:span text:style-name="T1">: ???</text:span></text:p>
      <text:p text:style-name="P7"><text:span text:style-name="T1"/></text:p>
      <text:list xml:id="list2152271373" text:continue-numbering="true" text:style-name="WWNum6">
        <text:list-item>
          <text:p text:style-name="P9"><text:span text:style-name="T1">Be familiar with factors related to basic attraction (liking) as discussed in lecture: </text:span><text:span text:style-name="T7">physical attraction, </text:span><text:span text:style-name="T9">repeated</text:span><text:span text:style-name="T7"> </text:span><text:span text:style-name="T9">contact</text:span><text:span text:style-name="T7">, similarity</text:span><text:span text:style-name="T3">. </text:span><text:span text:style-name="T1">Consider examples of each. </text:span></text:p>
        </text:list-item>
      </text:list>
      <text:p text:style-name="P7"><text:span text:style-name="T1"/></text:p>
      <text:p text:style-name="Salmon_20_MC"><text:span text:style-name="T10">physical attraction</text:span><text:span text:style-name="T1">: #1 factor that contributes to how successful a relationship is initially (~1 month)</text:span></text:p>
      <text:p text:style-name="Salmon_20_MC"><text:span text:style-name="T1"><text:tab/>&gt;&gt; smarter, more honest, nicer, generally better (even though there's no evidence of it)</text:span></text:p>
      <text:p text:style-name="Salmon_20_MC"><text:span text:style-name="T1"/></text:p>
      <text:p text:style-name="Salmon_20_MC"><text:span text:style-name="T10">similarity</text:span><text:span text:style-name="T1">: predicts successful relationship long-term</text:span></text:p>
      <text:p text:style-name="Salmon_20_MC"><text:span text:style-name="T1"><text:tab/>&gt;&gt; similar belief systems, politics, upbringing, etc</text:span></text:p>
      <text:p text:style-name="Salmon_20_MC"><text:span text:style-name="T1"/></text:p>
      <text:p text:style-name="Salmon_20_MC"><text:span text:style-name="T1">attraction opens the door, similarity keeps you from leaving</text:span></text:p>
      <text:p text:style-name="P7"><text:span text:style-name="T1"/></text:p>
      <text:list xml:id="list1457116556" text:continue-numbering="true" text:style-name="WWNum6">
        <text:list-item>
          <text:p text:style-name="P9"><text:span text:style-name="T1">Compare and contrast </text:span><text:span text:style-name="T8">passionate love</text:span><text:span text:style-name="T4"> </text:span><text:span text:style-name="T1">and </text:span><text:span text:style-name="T8">companionate love</text:span><text:span text:style-name="T1">. Consider cultural variations in the emphasis on these as a prerequisite for marriage as discussed in lecture. Describe Sternberg’s </text:span><text:span text:style-name="T3">triangular model of love. </text:span><text:span text:style-name="T1">Be generally familiar with how infant-parent attachment styles relate to adult love relationships and consider examples from class.</text:span></text:p>
        </text:list-item>
      </text:list>
      <text:p text:style-name="P7"><text:span text:style-name="T1"/></text:p>
      <text:p text:style-name="P19"><text:span text:style-name="T1"><text:tab/><text:tab/>romantic love! but only (cis)heterosexual, for some reason. whatever.</text:span></text:p>
      <text:p text:style-name="Salmon_20_MC"><text:span text:style-name="T1"><text:tab/></text:span></text:p>
      <text:p text:style-name="Salmon_20_MC"><text:span text:style-name="T10">passionate love</text:span><text:span text:style-name="T1">: brain patterns are near identical to heroin addicts</text:span></text:p>
      <text:p text:style-name="Salmon_20_MC"><text:span text:style-name="T1"/></text:p>
      <text:p text:style-name="Salmon_20_MC"><text:span text:style-name="T10">companionate love</text:span><text:span text:style-name="T1">: similar to intense friendship. no physical craving, no emotional rollercoaster, lots of trust</text:span></text:p>
      <text:p text:style-name="P7"><text:span text:style-name="T1"/></text:p>
      <text:list xml:id="list2165313584" text:continue-numbering="true" text:style-name="WWNum6">
        <text:list-item>
          <text:p text:style-name="P10"><text:soft-page-break/>Describe the evolutionary theory of mating preferences discussed in lecture. Describe gender differences in mating preferences. How might <text:span text:style-name="T13">changing roles</text:span> (especially for women) and changes in culture affect mating preferences? </text:p>
        </text:list-item>
      </text:list>
      <text:p text:style-name="P8"/>
      <text:p text:style-name="P17"><text:span text:style-name="T14">mating preferences</text:span>: (in every culture? really?)</text:p>
      <text:p text:style-name="P17"><text:tab/>&gt;&gt; for women: wealth and power, self-confidence</text:p>
      <text:p text:style-name="P17"><text:tab/>&gt;&gt; for men: physical attractiveness, health</text:p>
      <text:p text:style-name="P17"/>
      <text:p text:style-name="P17"><text:span text:style-name="T14">cultural gender roles</text:span>: </text:p>
      <text:p text:style-name="P17"><text:tab/>&gt;&gt; for women (becoming more self-sufficient): physical attractiveness + health</text:p>
      <text:p text:style-name="P4"/>
      <text:list xml:id="list504816222" text:continue-numbering="true" text:style-name="WWNum6">
        <text:list-item>
          <text:p text:style-name="P9"><text:span text:style-name="T1">Consider the following reasons for ending romantic relationships: </text:span><text:span text:style-name="T3">inequity, infidelity, jealousy. </text:span><text:span text:style-name="T1">Discuss gender differences in views of jealousy. </text:span></text:p>
        </text:list-item>
      </text:list>
      <text:p text:style-name="Salmon_20_MC"><text:span text:style-name="T10"/></text:p>
      <text:p text:style-name="P18"><text:span text:style-name="T1">fucking heteronormative lecture shit goddamnit</text:span></text:p>
      <text:p text:style-name="Salmon_20_MC"><text:span text:style-name="T10"/></text:p>
      <text:p text:style-name="Salmon_20_MC"><text:span text:style-name="T10">inequity</text:span><text:span text:style-name="T1">: </text:span></text:p>
      <text:p text:style-name="Salmon_20_MC"><text:span text:style-name="T1"/></text:p>
      <text:p text:style-name="Salmon_20_MC"><text:span text:style-name="T10">infidelity</text:span><text:span text:style-name="T1">: women and men equally unfaithful; </text:span></text:p>
      <text:p text:style-name="Salmon_20_MC"><text:span text:style-name="T1"><text:tab/>&gt;&gt; women unfaithful with one partner </text:span></text:p>
      <text:p text:style-name="Salmon_20_MC"><text:span text:style-name="T1"><text:tab/>&gt;&gt; men unfaithful with more than one</text:span></text:p>
      <text:p text:style-name="Salmon_20_MC"><text:span text:style-name="T1"/></text:p>
      <text:p text:style-name="Salmon_20_MC"><text:span text:style-name="T10">jealousy</text:span><text:span text:style-name="T1">: common in passionate relationships, not so much companionate (too much trust). </text:span></text:p>
      <text:p text:style-name="Salmon_20_MC"><text:span text:style-name="T1"><text:tab/>&gt;&gt; men are jealous about sexual relationships</text:span></text:p>
      <text:p text:style-name="Salmon_20_MC"><text:span text:style-name="T1"><text:tab/>&gt;&gt; women jealous about emotional relationships</text:span></text:p>
      <text:p text:style-name="P7"><text:span text:style-name="T1"/></text:p>
      <text:list xml:id="list1807345545" text:continue-numbering="true" text:style-name="WWNum6">
        <text:list-item>
          <text:p text:style-name="P9"><text:span text:style-name="T2">Define and describe a </text:span><text:span text:style-name="T8">group </text:span><text:span text:style-name="T2">as discussed in lecture</text:span><text:span text:style-name="T4">. </text:span><text:span text:style-name="T2">Compare and contrast </text:span><text:span text:style-name="T8">norms</text:span><text:span text:style-name="T4"> </text:span><text:span text:style-name="T2">and </text:span><text:span text:style-name="T8">roles</text:span><text:span text:style-name="T2"> in groups. Consider examples of each. Describe Zimbardo’s </text:span><text:span text:style-name="T4">Stanford Prison Experiment </text:span><text:span text:style-name="T2">and describe the implication for role-oriented behavior in prison and other settings. </text:span></text:p>
        </text:list-item>
      </text:list>
      <text:p text:style-name="P7"><text:span text:style-name="T2"/></text:p>
      <text:p text:style-name="Salmon_20_MC"><text:span text:style-name="T10">group</text:span><text:span text:style-name="T2">: people with whom you have a common frame of reference</text:span></text:p>
      <text:p text:style-name="Salmon_20_MC"><text:span text:style-name="T2"><text:tab/></text:span><text:span text:style-name="T10">norms</text:span><text:span text:style-name="T2">: rules that all members of group adhere to (explicit or implicit)</text:span></text:p>
      <text:p text:style-name="P19"><text:span text:style-name="T2"><text:tab/><text:tab/><text:tab/></text:span><text:span text:style-name="T10">roles</text:span><text:span text:style-name="T2">: expected behavior based on position in group</text:span></text:p>
      <text:p text:style-name="Salmon_20_MC"><text:span text:style-name="T2"><text:tab/>&gt;&gt; religious group has a worship day</text:span></text:p>
      <text:p text:style-name="Salmon_20_MC"><text:span text:style-name="T2"><text:tab/>&gt;&gt; national group has a shared emotional response when something good/bad happens</text:span></text:p>
      <text:p text:style-name="P7"><text:span text:style-name="T2"/></text:p>
      <text:list xml:id="list370111209" text:continue-numbering="true" text:style-name="WWNum6">
        <text:list-item>
          <text:p text:style-name="P9"><text:span text:style-name="T1">Define </text:span><text:span text:style-name="T4">conformity </text:span><text:span text:style-name="T1">and consider examples. Describe </text:span><text:span text:style-name="T4">Solomon Asch’s </text:span><text:span text:style-name="T1">line study of conformity and explain how group unanimity may affect likelihood of conformity. How might individualistic and collectivistic cultures differ in their level of conformity? <text:s/></text:span></text:p>
        </text:list-item>
        <text:list-item>
          <text:p text:style-name="P9"><text:span text:style-name="T1">Define </text:span><text:span text:style-name="T4">obedience </text:span><text:span text:style-name="T1">and consider examples. Describe </text:span><text:span text:style-name="T4">Stanley Milgram’s </text:span><text:span text:style-name="T1">shock study of obedience and discuss the sociohistorical context of the study as discussed in class (why did Milgram and the world become interested in this?). Be sure to differentiate between “teacher” and “learner” in the study. How strong of a social influence was an authority figure found to be? How did deception play a role in this study? What percentage of participants were first <text:s/>expected to and later observed to administer the maximum level of shock? What factors were directly related to obedience among subjects in these studies? Consider the effects of this study on participants. <text:s/></text:span></text:p>
        </text:list-item>
      </text:list>
      <text:p text:style-name="P7"><text:span text:style-name="T1"/></text:p>
      <text:p text:style-name="Salmon_20_MC"><text:span text:style-name="T1">5 questions on exam</text:span></text:p>
      <text:p text:style-name="P7"><text:span text:style-name="T1"/></text:p>
      <text:list xml:id="list75147183" text:continue-numbering="true" text:style-name="WWNum6">
        <text:list-item>
          <text:p text:style-name="P9"><text:span text:style-name="T2">Consider explanations and examples for why people behave differently in groups related to each of the following concepts: </text:span><text:span text:style-name="T4">social facilitation, social loafing, </text:span><text:span text:style-name="T12">deindividuation</text:span><text:span text:style-name="T2">, </text:span><text:span text:style-name="T4">group polarization, </text:span><text:span text:style-name="T2">and </text:span><text:span text:style-name="T4">groupthink. </text:span><text:span text:style-name="T2"><text:s/></text:span></text:p>
        </text:list-item>
        <text:list-item>
          <text:p text:style-name="P9"><text:span text:style-name="T2">Define </text:span><text:span text:style-name="T4">altruism</text:span><text:span text:style-name="T2"> and describe </text:span><text:span text:style-name="T8">prosocial behavior </text:span><text:span text:style-name="T2">as discussed in lecture</text:span><text:span text:style-name="T4"> . </text:span><text:span text:style-name="T2">Consider characteristics related to the helper, the person being helped, and the situation that may affect whether help is given. </text:span></text:p>
        </text:list-item>
        <text:list-item>
          <text:p text:style-name="P9"><text:span text:style-name="T2">Describe how the </text:span><text:span text:style-name="T8">bystander effect</text:span><text:span text:style-name="T2"> relates to bystander intervention as discussed in lecture. Define </text:span><text:span text:style-name="T8">diffusion of responsibility</text:span><text:span text:style-name="T4"> </text:span><text:span text:style-name="T2">as discussed in lecture. Consider examples of these terms. </text:span></text:p>
        </text:list-item>
        <text:list-item>
          <text:p text:style-name="P11">Be familiar with the ethical concerns of social psychological research discussed in lecture. How does deception relate to psychological harm? What limitations are placed on current studies involving deception? </text:p>
        </text:list-item>
      </text:list>
      <text:p text:style-name="P5"/>
      <text:p text:style-name="P16"><text:soft-page-break/>not on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svg:font-family="Courier" style:font-family-generic="roman"/>
    <style:font-face style:name="Times New Roman1" svg:font-family="'Times New Roman'" style:font-family-generic="roman"/>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text-align="start" style:justify-single-word="false" fo:orphans="0" fo:widows="0" fo:text-indent="0in" style:auto-text-indent="false" style:vertical-align="auto">
        <style:tab-stops>
          <style:tab-stop style:position="0.2917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default-outline-level="">
      <style:paragraph-properties fo:margin="100%" fo:margin-left="0.5in" fo:margin-right="0in" fo:margin-top="0in" fo:margin-bottom="0in" fo:text-align="start" style:justify-single-word="false" fo:orphans="0" fo:widows="0" fo:text-indent="0in" style:auto-text-indent="false" style:vertical-align="auto"/>
      <style:text-properties style:font-name="Courier" fo:font-size="12pt" fo:language="en" fo:country="US" style:font-size-asian="12pt" style:language-asian="en" style:country-asian="US" style:font-name-complex="Times New Roman2" style:font-size-complex="12pt" style:language-complex="ar" style:country-complex="SA"/>
    </style:style>
    <style:style style:name="Salmon_20_MC" style:display-name="Salmon MC" style:family="paragraph" style:parent-style-name="Standard" style:class="text">
      <style:paragraph-properties fo:margin="100%" fo:margin-left="0.5in" fo:margin-right="0.5in" fo:margin-top="0in" fo:margin-bottom="0in" fo:text-align="start" style:justify-single-word="false" fo:orphans="0" fo:widows="0" fo:text-indent="0in" style:auto-text-indent="false" style:vertical-align="auto">
        <style:tab-stops>
          <style:tab-stop style:position="0.2917in"/>
        </style:tab-stops>
      </style:paragraph-properties>
      <style:text-properties fo:color="#ff808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5in"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a Moses</meta:initial-creator>
    <meta:creation-date>2015-12-01T13:52:51</meta:creation-date>
    <dc:date>2015-12-03T15:09:20</dc:date>
    <meta:editing-cycles>61</meta:editing-cycles>
    <meta:editing-duration>PT2H18M20S</meta:editing-duration>
    <meta:generator>LibreOffice/3.5$Linux_x86 LibreOffice_project/350m1$Build-2</meta:generator>
    <dc:creator>Tara Moses</dc:creator>
    <meta:document-statistic meta:table-count="0" meta:image-count="0" meta:object-count="0" meta:page-count="4" meta:paragraph-count="89" meta:word-count="1324" meta:character-count="9100" meta:non-whitespace-character-count="7808"/>
    <meta:user-defined meta:name="Company">Toshiba</meta:user-defined>
    <meta:user-defined meta:name="Operator">Jeremy Holm</meta:user-defined>
  </office:meta>
</office:document-meta>
</file>